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722cm" style:rel-column-width="21319*"/>
    </style:style>
    <style:style style:name="Table2.B" style:family="table-column">
      <style:table-column-properties style:column-width="11.867cm" style:rel-column-width="4421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292cm" style:rel-column-width="15989*"/>
    </style:style>
    <style:style style:name="Table1.B" style:family="table-column">
      <style:table-column-properties style:column-width="4.277cm" style:rel-column-width="15936*"/>
    </style:style>
    <style:style style:name="Table1.C" style:family="table-column">
      <style:table-column-properties style:column-width="9.021cm" style:rel-column-width="3361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24pt" fo:language="de" fo:country="DE" officeooo:rsid="000040ca" officeooo:paragraph-rsid="000040ca" style:font-size-asian="24pt" style:font-size-complex="24pt"/>
    </style:style>
    <style:style style:name="P2" style:family="paragraph" style:parent-style-name="Standard">
      <style:text-properties fo:language="de" fo:country="DE" officeooo:rsid="000040ca" officeooo:paragraph-rsid="000040ca"/>
    </style:style>
    <style:style style:name="P3" style:family="paragraph" style:parent-style-name="Standard">
      <style:text-properties fo:language="de" fo:country="DE" officeooo:rsid="0009b01d" officeooo:paragraph-rsid="0009b01d"/>
    </style:style>
    <style:style style:name="P4" style:family="paragraph" style:parent-style-name="Heading_20_1" style:list-style-name="">
      <style:text-properties fo:language="de" fo:country="DE" officeooo:paragraph-rsid="000040ca"/>
    </style:style>
    <style:style style:name="P5" style:family="paragraph" style:parent-style-name="Heading_20_1">
      <style:text-properties fo:language="de" fo:country="DE" officeooo:paragraph-rsid="000040ca"/>
    </style:style>
    <style:style style:name="P6" style:family="paragraph" style:parent-style-name="Heading_20_1">
      <style:text-properties fo:language="de" fo:country="DE"/>
    </style:style>
    <style:style style:name="P7" style:family="paragraph" style:parent-style-name="Heading_20_3">
      <style:text-properties fo:language="de" fo:country="DE"/>
    </style:style>
    <style:style style:name="P8" style:family="paragraph" style:parent-style-name="Heading_20_3">
      <style:text-properties fo:language="de" fo:country="DE" officeooo:rsid="00973f52" officeooo:paragraph-rsid="00973f52"/>
    </style:style>
    <style:style style:name="P9" style:family="paragraph" style:parent-style-name="Heading_20_3">
      <style:text-properties fo:language="de" fo:country="DE" officeooo:paragraph-rsid="0026513b"/>
    </style:style>
    <style:style style:name="P10" style:family="paragraph" style:parent-style-name="Heading_20_3">
      <style:text-properties fo:language="de" fo:country="DE" officeooo:paragraph-rsid="002d2ce5"/>
    </style:style>
    <style:style style:name="P11" style:family="paragraph" style:parent-style-name="Heading_20_3">
      <style:text-properties fo:language="de" fo:country="DE" fo:font-style="normal" style:font-style-asian="normal" style:font-style-complex="normal"/>
    </style:style>
    <style:style style:name="P12" style:family="paragraph" style:parent-style-name="Heading_20_3">
      <style:text-properties fo:language="de" fo:country="DE" officeooo:paragraph-rsid="00973f52"/>
    </style:style>
    <style:style style:name="P13" style:family="paragraph" style:parent-style-name="Heading_20_4">
      <style:text-properties fo:color="#000000" loext:opacity="100%" fo:language="de" fo:country="DE" officeooo:paragraph-rsid="0062b1e6"/>
    </style:style>
    <style:style style:name="P14" style:family="paragraph" style:parent-style-name="Heading_20_4">
      <style:text-properties fo:color="#000000" loext:opacity="100%" fo:language="de" fo:country="DE" fo:font-style="italic" officeooo:rsid="001135af" officeooo:paragraph-rsid="0062b1e6" style:font-style-asian="italic" style:font-style-complex="italic"/>
    </style:style>
    <style:style style:name="P15" style:family="paragraph" style:parent-style-name="Heading_20_4">
      <style:text-properties fo:color="#000000" loext:opacity="100%" fo:language="de" fo:country="DE" fo:font-style="italic" officeooo:rsid="001df446" officeooo:paragraph-rsid="0077928b" style:font-style-asian="italic" style:font-style-complex="italic"/>
    </style:style>
    <style:style style:name="P16" style:family="paragraph" style:parent-style-name="Heading_20_4">
      <style:text-properties fo:language="de" fo:country="DE"/>
    </style:style>
    <style:style style:name="P17" style:family="paragraph" style:parent-style-name="Heading_20_4">
      <style:text-properties fo:language="de" fo:country="DE" officeooo:paragraph-rsid="0077928b"/>
    </style:style>
    <style:style style:name="P18" style:family="paragraph" style:parent-style-name="Table_20_Contents">
      <style:text-properties fo:language="de" fo:country="DE" officeooo:rsid="007afa97" officeooo:paragraph-rsid="007afa97"/>
    </style:style>
    <style:style style:name="P19" style:family="paragraph" style:parent-style-name="Table_20_Contents">
      <style:text-properties fo:language="de" fo:country="DE"/>
    </style:style>
    <style:style style:name="P20" style:family="paragraph" style:parent-style-name="Table_20_Contents">
      <style:text-properties fo:language="de" fo:country="DE" fo:font-weight="bold" officeooo:rsid="003f7016" officeooo:paragraph-rsid="003f7016" style:font-weight-asian="bold" style:font-weight-complex="bold"/>
    </style:style>
    <style:style style:name="P21" style:family="paragraph" style:parent-style-name="Table_20_Contents">
      <style:text-properties fo:color="#3465a4" loext:opacity="100%" fo:language="de" fo:country="DE" fo:font-style="italic" officeooo:rsid="007afa97" officeooo:paragraph-rsid="007afa97" style:font-style-asian="italic" style:font-style-complex="italic"/>
    </style:style>
    <style:style style:name="P22" style:family="paragraph" style:parent-style-name="Text_20_body">
      <style:text-properties fo:color="#000000" loext:opacity="100%" fo:language="de" fo:country="DE" fo:font-style="italic" officeooo:rsid="001135af" officeooo:paragraph-rsid="0062b1e6" style:font-style-asian="italic" style:font-style-complex="italic"/>
    </style:style>
    <style:style style:name="P23" style:family="paragraph" style:parent-style-name="Text_20_body">
      <style:text-properties fo:color="#000000" loext:opacity="100%" fo:language="de" fo:country="DE" fo:font-style="italic" officeooo:rsid="001df446" officeooo:paragraph-rsid="0077928b" style:font-style-asian="italic" style:font-style-complex="italic"/>
    </style:style>
    <style:style style:name="P24" style:family="paragraph" style:parent-style-name="Text_20_body">
      <style:paragraph-properties fo:break-before="page"/>
      <style:text-properties fo:language="de" fo:country="DE" fo:font-style="italic" style:font-style-asian="italic" style:font-style-complex="italic"/>
    </style:style>
    <style:style style:name="P25" style:family="paragraph" style:parent-style-name="Text_20_body" style:list-style-name="L1">
      <style:text-properties fo:language="de" fo:country="DE" fo:font-style="italic" style:font-style-asian="italic" style:font-style-complex="italic"/>
    </style:style>
    <style:style style:name="P26" style:family="paragraph" style:parent-style-name="Text_20_body" style:list-style-name="L1">
      <style:text-properties fo:language="de" fo:country="DE" fo:font-style="italic" officeooo:rsid="001fffaa" officeooo:paragraph-rsid="001fffaa" style:font-style-asian="italic" style:font-style-complex="italic"/>
    </style:style>
    <style:style style:name="P27" style:family="paragraph" style:parent-style-name="Text_20_body" style:list-style-name="L1">
      <style:text-properties fo:language="de" fo:country="DE" fo:font-style="italic" officeooo:rsid="0020d6e4" officeooo:paragraph-rsid="0020d6e4" style:font-style-asian="italic" style:font-style-complex="italic"/>
    </style:style>
    <style:style style:name="P28" style:family="paragraph" style:parent-style-name="Text_20_body" style:list-style-name="L1">
      <style:text-properties fo:language="de" fo:country="DE" fo:font-style="italic" officeooo:rsid="0024bc41" officeooo:paragraph-rsid="0024bc41" style:font-style-asian="italic" style:font-style-complex="italic"/>
    </style:style>
    <style:style style:name="P29" style:family="paragraph" style:parent-style-name="Text_20_body" style:list-style-name="L1">
      <style:text-properties fo:language="de" fo:country="DE" fo:font-style="italic" officeooo:rsid="0045836a" officeooo:paragraph-rsid="0045836a" style:font-style-asian="italic" style:font-style-complex="italic"/>
    </style:style>
    <style:style style:name="P30" style:family="paragraph" style:parent-style-name="Text_20_body" style:list-style-name="L1">
      <style:text-properties fo:language="de" fo:country="DE" fo:font-style="italic" officeooo:rsid="0045836a" officeooo:paragraph-rsid="00470e68" style:font-style-asian="italic" style:font-style-complex="italic"/>
    </style:style>
    <style:style style:name="P31" style:family="paragraph" style:parent-style-name="Text_20_body">
      <style:text-properties fo:language="de" fo:country="DE" fo:font-style="italic" officeooo:rsid="0045836a" officeooo:paragraph-rsid="00470e68" style:font-style-asian="italic" style:font-style-complex="italic"/>
    </style:style>
    <style:style style:name="P32" style:family="paragraph" style:parent-style-name="Text_20_body" style:list-style-name="L1">
      <style:text-properties fo:language="de" fo:country="DE" fo:font-style="italic" officeooo:rsid="0054b3db" officeooo:paragraph-rsid="0054b3db" style:font-style-asian="italic" style:font-style-complex="italic"/>
    </style:style>
    <style:style style:name="P33" style:family="paragraph" style:parent-style-name="Text_20_body" style:list-style-name="L1">
      <style:text-properties fo:language="de" fo:country="DE" fo:font-style="italic" officeooo:rsid="005568e7" officeooo:paragraph-rsid="005568e7" style:font-style-asian="italic" style:font-style-complex="italic"/>
    </style:style>
    <style:style style:name="P34" style:family="paragraph" style:parent-style-name="Text_20_body" style:list-style-name="L1">
      <style:text-properties fo:language="de" fo:country="DE" fo:font-style="italic" officeooo:rsid="0058298d" officeooo:paragraph-rsid="0058298d" style:font-style-asian="italic" style:font-style-complex="italic"/>
    </style:style>
    <style:style style:name="P35" style:family="paragraph" style:parent-style-name="Text_20_body" style:list-style-name="L1">
      <style:text-properties fo:language="de" fo:country="DE" fo:font-style="italic" officeooo:rsid="005ac26d" officeooo:paragraph-rsid="005ac26d" style:font-style-asian="italic" style:font-style-complex="italic"/>
    </style:style>
    <style:style style:name="P36" style:family="paragraph" style:parent-style-name="Text_20_body" style:list-style-name="L1">
      <style:text-properties fo:language="de" fo:country="DE" fo:font-style="italic" officeooo:rsid="0076208c" officeooo:paragraph-rsid="0076208c" style:font-style-asian="italic" style:font-style-complex="italic"/>
    </style:style>
    <style:style style:name="P37" style:family="paragraph" style:parent-style-name="Text_20_body" style:list-style-name="L1">
      <style:text-properties fo:language="de" fo:country="DE" fo:font-style="italic" officeooo:rsid="00270b28" officeooo:paragraph-rsid="00270b28" style:font-style-asian="italic" style:font-style-complex="italic"/>
    </style:style>
    <style:style style:name="P38" style:family="paragraph" style:parent-style-name="Text_20_body">
      <style:text-properties fo:language="de" fo:country="DE" fo:font-style="italic" officeooo:rsid="005afe73" officeooo:paragraph-rsid="005afe73" style:font-style-asian="italic" style:font-style-complex="italic"/>
    </style:style>
    <style:style style:name="P39" style:family="paragraph" style:parent-style-name="Text_20_body">
      <style:text-properties fo:language="de" fo:country="DE" fo:font-style="italic" officeooo:rsid="00337415" officeooo:paragraph-rsid="00337415" style:font-style-asian="italic" style:font-style-complex="italic"/>
    </style:style>
    <style:style style:name="P40" style:family="paragraph" style:parent-style-name="Text_20_body">
      <style:text-properties fo:language="de" fo:country="DE" fo:font-style="italic" officeooo:rsid="0039fb76" officeooo:paragraph-rsid="0039fb76" style:font-style-asian="italic" style:font-style-complex="italic"/>
    </style:style>
    <style:style style:name="P41" style:family="paragraph" style:parent-style-name="Text_20_body">
      <style:text-properties fo:language="de" fo:country="DE" fo:font-style="italic" officeooo:rsid="003d9314" officeooo:paragraph-rsid="003d9314" style:font-style-asian="italic" style:font-style-complex="italic"/>
    </style:style>
    <style:style style:name="P42" style:family="paragraph" style:parent-style-name="Text_20_body">
      <style:text-properties fo:language="de" fo:country="DE" fo:font-style="italic" officeooo:rsid="0040f60b" officeooo:paragraph-rsid="00412fea" style:font-style-asian="italic" style:font-style-complex="italic"/>
    </style:style>
    <style:style style:name="P43" style:family="paragraph" style:parent-style-name="Text_20_body">
      <style:text-properties fo:language="de" fo:country="DE" officeooo:rsid="0001f9fe" officeooo:paragraph-rsid="0001f9fe"/>
    </style:style>
    <style:style style:name="P44" style:family="paragraph" style:parent-style-name="Text_20_body">
      <style:text-properties fo:language="de" fo:country="DE"/>
    </style:style>
    <style:style style:name="P45" style:family="paragraph" style:parent-style-name="Text_20_body">
      <style:text-properties fo:language="de" fo:country="DE" fo:font-style="normal" officeooo:rsid="004d2e47" officeooo:paragraph-rsid="004d2e47" style:font-style-asian="normal" style:font-style-complex="normal"/>
    </style:style>
    <style:style style:name="P46" style:family="paragraph" style:parent-style-name="Text_20_body">
      <style:text-properties fo:language="de" fo:country="DE" officeooo:rsid="0042c570" officeooo:paragraph-rsid="0042c570"/>
    </style:style>
    <style:style style:name="P47" style:family="paragraph" style:parent-style-name="Text_20_body">
      <style:text-properties fo:language="de" fo:country="DE" officeooo:rsid="00412fea" officeooo:paragraph-rsid="0042c570"/>
    </style:style>
    <style:style style:name="P48" style:family="paragraph" style:parent-style-name="Text_20_body">
      <style:text-properties fo:color="#3465a4" loext:opacity="100%" fo:language="de" fo:country="DE" fo:font-style="italic" officeooo:paragraph-rsid="0090a755" style:font-style-asian="italic" style:font-style-complex="italic"/>
    </style:style>
    <style:style style:name="P49" style:family="paragraph" style:parent-style-name="Text_20_body">
      <style:text-properties fo:color="#3465a4" loext:opacity="100%" fo:language="de" fo:country="DE" fo:font-style="italic" officeooo:rsid="00916cdc" officeooo:paragraph-rsid="00916cdc" style:font-style-asian="italic" style:font-style-complex="italic"/>
    </style:style>
    <style:style style:name="P50" style:family="paragraph" style:parent-style-name="Text_20_body">
      <style:text-properties fo:color="#3465a4" loext:opacity="100%" fo:language="de" fo:country="DE" fo:font-style="italic" officeooo:rsid="000040ca" officeooo:paragraph-rsid="000040ca" style:font-style-asian="italic" style:font-style-complex="italic"/>
    </style:style>
    <style:style style:name="P51" style:family="paragraph" style:parent-style-name="Text_20_body">
      <style:text-properties fo:color="#3465a4" loext:opacity="100%" fo:language="de" fo:country="DE" fo:font-style="italic" officeooo:rsid="000648fd" officeooo:paragraph-rsid="000648fd" style:font-style-asian="italic" style:font-style-complex="italic"/>
    </style:style>
    <style:style style:name="P52" style:family="paragraph" style:parent-style-name="Text_20_body">
      <style:text-properties fo:color="#3465a4" loext:opacity="100%" fo:language="de" fo:country="DE" fo:font-style="italic" officeooo:rsid="0001f9fe" officeooo:paragraph-rsid="0001f9fe" style:font-style-asian="italic" style:font-style-complex="italic"/>
    </style:style>
    <style:style style:name="P53" style:family="paragraph" style:parent-style-name="Text_20_body">
      <style:text-properties fo:color="#3465a4" loext:opacity="100%" fo:language="de" fo:country="DE" fo:font-style="italic" officeooo:rsid="001135af" officeooo:paragraph-rsid="001135af" style:font-style-asian="italic" style:font-style-complex="italic"/>
    </style:style>
    <style:style style:name="P54" style:family="paragraph" style:parent-style-name="Text_20_body">
      <style:text-properties fo:color="#3465a4" loext:opacity="100%" fo:language="de" fo:country="DE" fo:font-style="italic" officeooo:rsid="001135af" officeooo:paragraph-rsid="0013a61a" style:font-style-asian="italic" style:font-style-complex="italic"/>
    </style:style>
    <style:style style:name="P55" style:family="paragraph" style:parent-style-name="Text_20_body">
      <style:text-properties fo:color="#3465a4" loext:opacity="100%" fo:language="de" fo:country="DE" fo:font-style="italic" officeooo:rsid="0018debb" officeooo:paragraph-rsid="0018debb" style:font-style-asian="italic" style:font-style-complex="italic"/>
    </style:style>
    <style:style style:name="P56" style:family="paragraph" style:parent-style-name="Text_20_body">
      <style:text-properties fo:color="#3465a4" loext:opacity="100%" fo:language="de" fo:country="DE" fo:font-style="italic" officeooo:rsid="001aca6f" officeooo:paragraph-rsid="001aca6f" style:font-style-asian="italic" style:font-style-complex="italic"/>
    </style:style>
    <style:style style:name="P57" style:family="paragraph" style:parent-style-name="Text_20_body">
      <style:text-properties fo:color="#3465a4" loext:opacity="100%" fo:language="de" fo:country="DE" fo:font-style="italic" officeooo:rsid="001df446" officeooo:paragraph-rsid="001df446" style:font-style-asian="italic" style:font-style-complex="italic"/>
    </style:style>
    <style:style style:name="P58" style:family="paragraph" style:parent-style-name="Text_20_body">
      <style:text-properties fo:color="#3465a4" loext:opacity="100%" fo:language="de" fo:country="DE" fo:font-style="italic" officeooo:rsid="001df446" officeooo:paragraph-rsid="0026513b" style:font-style-asian="italic" style:font-style-complex="italic"/>
    </style:style>
    <style:style style:name="P59" style:family="paragraph" style:parent-style-name="Text_20_body">
      <style:text-properties fo:color="#3465a4" loext:opacity="100%" fo:language="de" fo:country="DE" fo:font-style="italic" officeooo:rsid="001df446" officeooo:paragraph-rsid="002d2ce5" style:font-style-asian="italic" style:font-style-complex="italic"/>
    </style:style>
    <style:style style:name="P60" style:family="paragraph" style:parent-style-name="Text_20_body">
      <style:text-properties fo:color="#3465a4" loext:opacity="100%" fo:language="de" fo:country="DE" fo:font-style="italic" officeooo:rsid="00337415" officeooo:paragraph-rsid="00337415" style:font-style-asian="italic" style:font-style-complex="italic"/>
    </style:style>
    <style:style style:name="P61" style:family="paragraph" style:parent-style-name="Text_20_body">
      <style:text-properties fo:color="#3465a4" loext:opacity="100%" fo:language="de" fo:country="DE" fo:font-style="italic" officeooo:rsid="0033c8b7" officeooo:paragraph-rsid="0033c8b7" style:font-style-asian="italic" style:font-style-complex="italic"/>
    </style:style>
    <style:style style:name="P62" style:family="paragraph" style:parent-style-name="Text_20_body">
      <style:text-properties fo:color="#3465a4" loext:opacity="100%" fo:language="de" fo:country="DE" fo:font-style="italic" officeooo:rsid="003483c1" officeooo:paragraph-rsid="00973f52" style:font-style-asian="italic" style:font-style-complex="italic"/>
    </style:style>
    <style:style style:name="P63" style:family="paragraph" style:parent-style-name="Text_20_body">
      <style:text-properties fo:color="#3465a4" loext:opacity="100%" fo:language="de" fo:country="DE" fo:font-style="italic" officeooo:rsid="003558ae" officeooo:paragraph-rsid="003558ae" style:font-style-asian="italic" style:font-style-complex="italic"/>
    </style:style>
    <style:style style:name="P64" style:family="paragraph" style:parent-style-name="Text_20_body">
      <style:text-properties fo:color="#3465a4" loext:opacity="100%" fo:language="de" fo:country="DE" fo:font-style="italic" officeooo:rsid="003558ae" officeooo:paragraph-rsid="00973f52" style:font-style-asian="italic" style:font-style-complex="italic"/>
    </style:style>
    <style:style style:name="P65" style:family="paragraph" style:parent-style-name="Text_20_body">
      <style:text-properties fo:color="#3465a4" loext:opacity="100%" fo:language="de" fo:country="DE" fo:font-style="italic" officeooo:rsid="0039fb76" officeooo:paragraph-rsid="0039fb76" style:font-style-asian="italic" style:font-style-complex="italic"/>
    </style:style>
    <style:style style:name="P66" style:family="paragraph" style:parent-style-name="Text_20_body">
      <style:text-properties fo:color="#3465a4" loext:opacity="100%" fo:language="de" fo:country="DE" fo:font-style="italic" officeooo:rsid="003d9314" officeooo:paragraph-rsid="003d9314" style:font-style-asian="italic" style:font-style-complex="italic"/>
    </style:style>
    <style:style style:name="P67" style:family="paragraph" style:parent-style-name="Text_20_body">
      <style:text-properties fo:color="#3465a4" loext:opacity="100%" fo:language="de" fo:country="DE" fo:font-style="italic" officeooo:rsid="0040f60b" officeooo:paragraph-rsid="0040f60b" style:font-style-asian="italic" style:font-style-complex="italic"/>
    </style:style>
    <style:style style:name="P68" style:family="paragraph" style:parent-style-name="Text_20_body">
      <style:text-properties fo:color="#3465a4" loext:opacity="100%" fo:language="de" fo:country="DE" fo:font-style="italic" officeooo:rsid="0040f60b" officeooo:paragraph-rsid="00412fea" style:font-style-asian="italic" style:font-style-complex="italic"/>
    </style:style>
    <style:style style:name="P69" style:family="paragraph" style:parent-style-name="Text_20_body">
      <style:text-properties fo:color="#3465a4" loext:opacity="100%" fo:language="de" fo:country="DE" fo:font-style="italic" officeooo:rsid="0040f60b" officeooo:paragraph-rsid="00973f52" style:font-style-asian="italic" style:font-style-complex="italic"/>
    </style:style>
    <style:style style:name="P70" style:family="paragraph" style:parent-style-name="Text_20_body">
      <style:text-properties fo:color="#3465a4" loext:opacity="100%" fo:language="de" fo:country="DE" fo:font-style="italic" officeooo:rsid="004d2e47" officeooo:paragraph-rsid="004d2e47" style:font-style-asian="italic" style:font-style-complex="italic"/>
    </style:style>
    <style:style style:name="P71" style:family="paragraph" style:parent-style-name="Text_20_body">
      <style:text-properties fo:color="#3465a4" loext:opacity="100%" fo:language="de" fo:country="DE" officeooo:rsid="00412fea" officeooo:paragraph-rsid="0042c570"/>
    </style:style>
    <style:style style:name="P72" style:family="paragraph" style:parent-style-name="Text_20_body">
      <style:text-properties fo:color="#3465a4" loext:opacity="100%" fo:language="de" fo:country="DE" officeooo:rsid="004ec6fa" officeooo:paragraph-rsid="004ec6fa"/>
    </style:style>
    <style:style style:name="T1" style:family="text">
      <style:text-properties officeooo:rsid="000040ca"/>
    </style:style>
    <style:style style:name="T2" style:family="text">
      <style:text-properties style:font-name="Liberation Sans" fo:font-size="18.2000007629395pt" fo:font-weight="bold" officeooo:rsid="000040ca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320829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90a755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5" style:family="text">
      <style:text-properties style:font-name="Liberation Sans" fo:font-size="14.1000003814697pt" fo:font-weight="bold" officeooo:rsid="000648fd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1135af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7" style:family="text">
      <style:text-properties style:font-name="Liberation Sans" fo:font-size="14.1000003814697pt" fo:font-weight="bold" officeooo:rsid="0026513b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8" style:family="text">
      <style:text-properties style:font-name="Liberation Sans" fo:font-size="14.1000003814697pt" fo:font-weight="bold" officeooo:rsid="002d2ce5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9" style:family="text">
      <style:text-properties style:font-name="Liberation Sans" fo:font-size="14.1000003814697pt" fo:font-weight="bold" officeooo:rsid="00973f52" style:font-name-asian="Droid Sans Fallback" style:font-size-asian="14.1000003814697pt" style:font-weight-asian="bold" style:font-name-complex="Droid Sans Devanagari" style:font-size-complex="14.1000003814697pt" style:font-weight-complex="bold"/>
    </style:style>
    <style:style style:name="T10" style:family="text">
      <style:text-properties officeooo:rsid="0003e129"/>
    </style:style>
    <style:style style:name="T11" style:family="text">
      <style:text-properties officeooo:rsid="00045791"/>
    </style:style>
    <style:style style:name="T12" style:family="text">
      <style:text-properties officeooo:rsid="000648fd"/>
    </style:style>
    <style:style style:name="T13" style:family="text">
      <style:text-properties officeooo:rsid="0006804f"/>
    </style:style>
    <style:style style:name="T14" style:family="text">
      <style:text-properties officeooo:rsid="0006b88b"/>
    </style:style>
    <style:style style:name="T15" style:family="text">
      <style:text-properties officeooo:rsid="0008629d"/>
    </style:style>
    <style:style style:name="T16" style:family="text">
      <style:text-properties officeooo:rsid="000932d3"/>
    </style:style>
    <style:style style:name="T17" style:family="text">
      <style:text-properties officeooo:rsid="000afe38"/>
    </style:style>
    <style:style style:name="T18" style:family="text">
      <style:text-properties officeooo:rsid="000dd980"/>
    </style:style>
    <style:style style:name="T19" style:family="text">
      <style:text-properties officeooo:rsid="000faced"/>
    </style:style>
    <style:style style:name="T20" style:family="text">
      <style:text-properties officeooo:rsid="001135af"/>
    </style:style>
    <style:style style:name="T21" style:family="text">
      <style:text-properties officeooo:rsid="00119be4"/>
    </style:style>
    <style:style style:name="T22" style:family="text">
      <style:text-properties officeooo:rsid="0012b13a"/>
    </style:style>
    <style:style style:name="T23" style:family="text">
      <style:text-properties officeooo:rsid="0013a61a"/>
    </style:style>
    <style:style style:name="T24" style:family="text">
      <style:text-properties officeooo:rsid="0014f80b"/>
    </style:style>
    <style:style style:name="T25" style:family="text">
      <style:text-properties officeooo:rsid="0017fd89"/>
    </style:style>
    <style:style style:name="T26" style:family="text">
      <style:text-properties officeooo:rsid="0018debb"/>
    </style:style>
    <style:style style:name="T27" style:family="text">
      <style:text-properties officeooo:rsid="001a0c69"/>
    </style:style>
    <style:style style:name="T28" style:family="text">
      <style:text-properties officeooo:rsid="001df446"/>
    </style:style>
    <style:style style:name="T29" style:family="text">
      <style:text-properties officeooo:rsid="001ebd96"/>
    </style:style>
    <style:style style:name="T30" style:family="text">
      <style:text-properties officeooo:rsid="0022b821"/>
    </style:style>
    <style:style style:name="T31" style:family="text">
      <style:text-properties officeooo:rsid="0023e319"/>
    </style:style>
    <style:style style:name="T32" style:family="text">
      <style:text-properties officeooo:rsid="00262e09"/>
    </style:style>
    <style:style style:name="T33" style:family="text">
      <style:text-properties officeooo:rsid="00270b28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2c570" style:font-style-asian="italic" style:font-style-complex="italic"/>
    </style:style>
    <style:style style:name="T36" style:family="text">
      <style:text-properties fo:font-style="italic" officeooo:rsid="004c10e6" style:font-style-asian="italic" style:font-style-complex="italic"/>
    </style:style>
    <style:style style:name="T37" style:family="text">
      <style:text-properties fo:font-style="italic" officeooo:rsid="0053f0c7" style:font-style-asian="italic" style:font-style-complex="italic"/>
    </style:style>
    <style:style style:name="T38" style:family="text">
      <style:text-properties fo:font-style="italic" officeooo:rsid="0051dbea" style:font-style-asian="italic" style:font-style-complex="italic"/>
    </style:style>
    <style:style style:name="T39" style:family="text">
      <style:text-properties fo:font-style="italic" officeooo:rsid="004f2055" style:font-style-asian="italic" style:font-style-complex="italic"/>
    </style:style>
    <style:style style:name="T40" style:family="text">
      <style:text-properties fo:font-style="italic" officeooo:rsid="00877825" style:font-style-asian="italic" style:font-style-complex="italic"/>
    </style:style>
    <style:style style:name="T41" style:family="text">
      <style:text-properties fo:font-style="italic" officeooo:rsid="008cfaca" style:font-style-asian="italic" style:font-style-complex="italic"/>
    </style:style>
    <style:style style:name="T42" style:family="text">
      <style:text-properties officeooo:rsid="0028c252"/>
    </style:style>
    <style:style style:name="T43" style:family="text">
      <style:text-properties officeooo:rsid="002a48e0"/>
    </style:style>
    <style:style style:name="T44" style:family="text">
      <style:text-properties officeooo:rsid="002d2ce5"/>
    </style:style>
    <style:style style:name="T45" style:family="text">
      <style:text-properties officeooo:rsid="0030f635"/>
    </style:style>
    <style:style style:name="T46" style:family="text">
      <style:text-properties officeooo:rsid="003483c1"/>
    </style:style>
    <style:style style:name="T47" style:family="text">
      <style:text-properties officeooo:rsid="003558ae"/>
    </style:style>
    <style:style style:name="T48" style:family="text">
      <style:text-properties officeooo:rsid="00366e5a"/>
    </style:style>
    <style:style style:name="T49" style:family="text">
      <style:text-properties officeooo:rsid="0038dead"/>
    </style:style>
    <style:style style:name="T50" style:family="text">
      <style:text-properties officeooo:rsid="003945ed"/>
    </style:style>
    <style:style style:name="T51" style:family="text">
      <style:text-properties officeooo:rsid="0039fb76"/>
    </style:style>
    <style:style style:name="T52" style:family="text">
      <style:text-properties officeooo:rsid="003bce1c"/>
    </style:style>
    <style:style style:name="T53" style:family="text">
      <style:text-properties officeooo:rsid="003d9314"/>
    </style:style>
    <style:style style:name="T54" style:family="text">
      <style:text-properties officeooo:rsid="00412fea"/>
    </style:style>
    <style:style style:name="T55" style:family="text">
      <style:text-properties officeooo:rsid="0042c570"/>
    </style:style>
    <style:style style:name="T56" style:family="text">
      <style:text-properties officeooo:rsid="00470e68"/>
    </style:style>
    <style:style style:name="T57" style:family="text">
      <style:text-properties officeooo:rsid="0047a53f"/>
    </style:style>
    <style:style style:name="T58" style:family="text">
      <style:text-properties officeooo:rsid="004a7ca7"/>
    </style:style>
    <style:style style:name="T59" style:family="text">
      <style:text-properties officeooo:rsid="004d2e47"/>
    </style:style>
    <style:style style:name="T60" style:family="text">
      <style:text-properties officeooo:rsid="0053f0c7"/>
    </style:style>
    <style:style style:name="T61" style:family="text">
      <style:text-properties officeooo:rsid="0055836c"/>
    </style:style>
    <style:style style:name="T62" style:family="text">
      <style:text-properties officeooo:rsid="005d6108"/>
    </style:style>
    <style:style style:name="T63" style:family="text">
      <style:text-properties officeooo:rsid="005f5200"/>
    </style:style>
    <style:style style:name="T64" style:family="text">
      <style:text-properties officeooo:rsid="0062b1e6"/>
    </style:style>
    <style:style style:name="T65" style:family="text">
      <style:text-properties officeooo:rsid="006b2838"/>
    </style:style>
    <style:style style:name="T66" style:family="text">
      <style:text-properties officeooo:rsid="006ca7d9"/>
    </style:style>
    <style:style style:name="T67" style:family="text">
      <style:text-properties officeooo:rsid="006d059f"/>
    </style:style>
    <style:style style:name="T68" style:family="text">
      <style:text-properties officeooo:rsid="006e8d71"/>
    </style:style>
    <style:style style:name="T69" style:family="text">
      <style:text-properties officeooo:rsid="00702281"/>
    </style:style>
    <style:style style:name="T70" style:family="text">
      <style:text-properties officeooo:rsid="007186db"/>
    </style:style>
    <style:style style:name="T71" style:family="text">
      <style:text-properties officeooo:rsid="0072d083"/>
    </style:style>
    <style:style style:name="T72" style:family="text">
      <style:text-properties officeooo:rsid="0073ac3f"/>
    </style:style>
    <style:style style:name="T73" style:family="text">
      <style:text-properties officeooo:rsid="0074f30e"/>
    </style:style>
    <style:style style:name="T74" style:family="text">
      <style:text-properties officeooo:rsid="007753b0"/>
    </style:style>
    <style:style style:name="T75" style:family="text">
      <style:text-properties officeooo:rsid="007afa97"/>
    </style:style>
    <style:style style:name="T76" style:family="text">
      <style:text-properties officeooo:rsid="007e6952"/>
    </style:style>
    <style:style style:name="T77" style:family="text">
      <style:text-properties officeooo:rsid="0081a815"/>
    </style:style>
    <style:style style:name="T78" style:family="text">
      <style:text-properties officeooo:rsid="0086da0d"/>
    </style:style>
    <style:style style:name="T79" style:family="text">
      <style:text-properties officeooo:rsid="00880949"/>
    </style:style>
    <style:style style:name="T80" style:family="text">
      <style:text-properties officeooo:rsid="00882878"/>
    </style:style>
    <style:style style:name="T81" style:family="text">
      <style:text-properties officeooo:rsid="008b9c60"/>
    </style:style>
    <style:style style:name="T82" style:family="text">
      <style:text-properties officeooo:rsid="008c0841"/>
    </style:style>
    <style:style style:name="T83" style:family="text">
      <style:text-properties officeooo:rsid="0090a6d7"/>
    </style:style>
    <style:style style:name="T84" style:family="text">
      <style:text-properties officeooo:rsid="0090a755"/>
    </style:style>
    <style:style style:name="T85" style:family="text">
      <style:text-properties officeooo:rsid="0093e5b6"/>
    </style:style>
    <style:style style:name="T86" style:family="text">
      <style:text-properties officeooo:rsid="00973f52"/>
    </style:style>
    <style:style style:name="T87" style:family="text">
      <style:text-properties fo:language="de" fo:country="DE" officeooo:rsid="00973f52"/>
    </style:style>
    <style:style style:name="T88" style:family="text">
      <style:text-properties fo:color="#3465a4" loext:opacity="100%" fo:language="de" fo:country="DE" fo:font-style="italic" officeooo:rsid="0040f60b" style:font-style-asian="italic" style:font-style-complex="italic"/>
    </style:style>
    <style:style style:name="T89" style:family="text">
      <style:text-properties fo:color="#3465a4" loext:opacity="100%" fo:language="de" fo:country="DE" fo:font-style="italic" officeooo:rsid="00412fea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mentwurf</text:p>
      <text:p text:style-name="P1">[Bezeichung]</text:p>
      <text:p text:style-name="P2"/>
      <text:p text:style-name="P2">Name: [Name, Vorname]<text:line-break/>Martrikelnummer: [MNR]</text:p>
      <text:p text:style-name="P2"/>
      <text:p text:style-name="P2"/>
      <text:p text:style-name="P3">Abgabedatum: [DATUM]</text:p>
      <text:p text:style-name="P2"/>
      <text:h text:style-name="P4" text:outline-level="1"/>
      <text:p text:style-name="P24">Allgemeine Anmerkungen: </text:p>
      <text:list xml:id="list374395388" text:style-name="L1">
        <text:list-item>
          <text:p text:style-name="P25">es darf nicht auf andere Kap<text:span text:style-name="T28">itel als Leistungsnachweis verwiesen werden (z.B. in der Form “XY wurde schon in Kapitel 2 behandelt, </text:span><text:span text:style-name="T29">daher hier keine Ausführung</text:span><text:span text:style-name="T28">”)</text:span></text:p>
        </text:list-item>
        <text:list-item>
          <text:p text:style-name="P26">alles muss in UTF-8 codiert sein (Text und Code)</text:p>
        </text:list-item>
        <text:list-item>
          <text:p text:style-name="P27">sollten mündliche Aussagen den schriftlichen Aufgaben widersprechen, gelten die schriftlichen Aufgaben <text:span text:style-name="T30">(ggf. </text:span><text:span text:style-name="T31">a</text:span><text:span text:style-name="T30">n Anpassung der schriftlichen Aufgaben erinnern!)</text:span></text:p>
        </text:list-item>
        <text:list-item>
          <text:p text:style-name="P28">alles muss ins Repository (Code, Ausarbeitung und alles was damit zusammenhängt)</text:p>
        </text:list-item>
        <text:list-item>
          <text:p text:style-name="P29">die Beispiele sollten wenn möglich vom aktuellen Stand genommen werden</text:p>
          <text:list>
            <text:list-item>
              <text:p text:style-name="P30">finden sich dort keine entsprechenden Beispiele, dürfen auch ältere Commits unter Verweis auf den Commit verwendet werden </text:p>
            </text:list-item>
            <text:list-item>
              <text:p text:style-name="P30"><text:span text:style-name="T56">Ausnahme: beim Kapitel “Refactoring” darf von vorne herein aus allen Ständen frei gewählt werden </text:span><text:span text:style-name="T57">(mit Verweis auf den </text:span><text:span text:style-name="T58">entsprechenden</text:span><text:span text:style-name="T57"> Commit)</text:span></text:p>
            </text:list-item>
          </text:list>
        </text:list-item>
        <text:list-item>
          <text:p text:style-name="P32">falls verlangte Negativ-Beispiele nicht vorhanden sind, müssen entsprechend mehr Positiv-Beispiele gebracht werden</text:p>
          <text:list>
            <text:list-item>
              <text:p text:style-name="P32">Achtung: werden im Code entsprechende Negativ-Beispiele gefunden, <text:span text:style-name="T61">gibt es keine Punkte für die zusätzlichen Positiv-Beispiele</text:span></text:p>
            </text:list-item>
            <text:list-item>
              <text:p text:style-name="P33">Beispiele</text:p>
              <text:list>
                <text:list-item>
                  <text:p text:style-name="P33">“Nennen Sie jeweils eine Klasse, die das SRP einhält bzw. <text:span text:style-name="T85">v</text:span>erletzt.”</text:p>
                  <text:list>
                    <text:list-item>
                      <text:p text:style-name="P33">Antwort: Es gibt keine Klasse, die SRP verletzt, daher hier 2 Klassen, die SRP einhalten: [Klasse 1], [Klasse 2]</text:p>
                    </text:list-item>
                    <text:list-item>
                      <text:p text:style-name="P34">Bewertung: falls im Code tatsächlich keine Klasse das SRP verletzt: <text:span text:style-name="T85">volle Punktzahl</text:span> ODER falls im Code mind. eine Klasse SRP verletzt: <text:span text:style-name="T85">halbe Punktzah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verlangte Positiv-Beispiele müssen gebracht werden</text:p>
        </text:list-item>
        <text:list-item>
          <text:p text:style-name="P36">Code-Beispiel = Code in das Dokument kopieren</text:p>
        </text:list-item>
      </text:list>
      <text:p text:style-name="P31"/>
      <text:list xml:id="list80025053632801" text:continue-numbering="true" text:style-name="L1">
        <text:list-header>
          <text:p text:style-name="P37"/>
        </text:list-header>
      </text:list>
      <text:h text:style-name="P5" text:outline-level="1">Kapitel 1: <text:span text:style-name="T4">Einführung</text:span></text:h>
      <text:h text:style-name="P7" text:outline-level="3">Übersicht über die Applikation</text:h>
      <text:p text:style-name="P48"><text:span text:style-name="T1">[Was macht die Applikation? Wie funktioniert sie? Welches Problem löst sie/welchen Zweck hat sie?</text:span><text:span text:style-name="T84">]</text:span></text:p>
      <text:h text:style-name="P7" text:outline-level="3"><text:soft-page-break/>Wie startet man die Applikation?</text:h>
      <text:p text:style-name="P48"><text:span text:style-name="T84">[</text:span><text:span text:style-name="T13">Wie startet man </text:span><text:span text:style-name="T84">die Applikation</text:span><text:span text:style-name="T13">? </text:span><text:span text:style-name="T86">Welche</text:span><text:span text:style-name="T84"> Voraussetzungen werden benötigt? Schritt-für-Schritt-Anleitung</text:span><text:span text:style-name="T1">]</text:span></text:p>
      <text:h text:style-name="P8" text:outline-level="3">Wie testet man die Applikation?</text:h>
      <text:p text:style-name="P49">[<text:span text:style-name="T86">Wie testet man die Applikation? Welche Voraussetzungen werden benötigt? Schritt-für-Schritt-Anleitung</text:span>]</text:p>
      <text:p text:style-name="P49"/>
      <text:h text:style-name="P6" text:outline-level="1">Kapitel 2: <text:span text:style-name="T1">Clean </text:span>Archite<text:span text:style-name="T2">cture</text:span></text:h>
      <text:h text:style-name="P7" text:outline-level="3">Was ist Clean Architecture?</text:h>
      <text:p text:style-name="P50">[allgemeine Beschreibung <text:span text:style-name="T18">der Clean Architecture</text:span> in eigenen Worten]</text:p>
      <text:h text:style-name="P7" text:outline-level="3">Analyse <text:span text:style-name="T12">der Dependency Rule</text:span></text:h>
      <text:p text:style-name="P51">[<text:span text:style-name="T14">(</text:span>1 Klasse, die die Dependency Rule einhält <text:span text:style-name="T14">und eine Klasse, die die Dependency Rule verletzt); <text:s text:c="2"/>jeweils UML der Klasse </text:span><text:span text:style-name="T15">und Analyse der Abhängigkeiten </text:span><text:span text:style-name="T17">in beide Richtungen (d.h., von wem hängt die Klasse ab und wer hängt von der Klasse ab)</text:span><text:span text:style-name="T15"> </text:span><text:span text:style-name="T16">in Bezug auf die Dependency Rule</text:span>]</text:p>
      <text:h text:style-name="P16" text:outline-level="4">Positiv-Beispiel: Dependency Rule</text:h>
      <text:h text:style-name="P16" text:outline-level="4">Negativ-Beispiel: Dependency Rule</text:h>
      <text:h text:style-name="P7" text:outline-level="3"><text:span text:style-name="T5">Analyse der Schichten</text:span></text:h>
      <text:p text:style-name="P52">[jeweils 1 Klasse zu <text:span text:style-name="T10">2</text:span> unterschiedlichen Schichten der Clean-Architecture: <text:span text:style-name="T12">j</text:span>eweils UML der Klasse <text:span text:style-name="T10">(ggf. auch zusammenspielende</text:span><text:span text:style-name="T11">n</text:span><text:span text:style-name="T10"> Klassen)</text:span>, Beschreibung der Aufgabe, Einordnung mit Begründung in die Clean-Architecture]</text:p>
      <text:h text:style-name="P16" text:outline-level="4">Schicht: [Name]</text:h>
      <text:h text:style-name="P16" text:outline-level="4">Schicht: [Name]</text:h>
      <text:p text:style-name="P38"/>
      <text:p text:style-name="P43"/>
      <text:h text:style-name="P6" text:outline-level="1"><text:soft-page-break/>Kapitel 3: <text:span text:style-name="T19">SOLID</text:span></text:h>
      <text:h text:style-name="P7" text:outline-level="3">Analyse <text:span text:style-name="T86">Single-Responsibility-Principle (</text:span><text:span text:style-name="T6">SRP</text:span><text:span text:style-name="T9">)</text:span></text:h>
      <text:p text:style-name="P53">[jeweils ein<text:span text:style-name="T22">e Klasse als</text:span> positives und negatives Beispiel für SRP<text:span text:style-name="T21">; <text:s/></text:span><text:span text:style-name="T22">jeweils UML der Klasse </text:span><text:span text:style-name="T23">und Beschreibung der Aufgabe </text:span><text:span text:style-name="T65">bzw. der Aufgaben und </text:span><text:span text:style-name="T66">möglicher </text:span><text:span text:style-name="T65">Lösungsweg </text:span><text:span text:style-name="T67">des Negativ-Beispiels</text:span><text:span text:style-name="T65"> (inkl. UML)</text:span>]</text:p>
      <text:h text:style-name="P16" text:outline-level="4">Positiv-Beispiel</text:h>
      <text:h text:style-name="P16" text:outline-level="4">Negativ-Beispiel</text:h>
      <text:p text:style-name="P44"/>
      <text:h text:style-name="P7" text:outline-level="3">Analyse <text:span text:style-name="T86">Open-Closed-Principle (</text:span>OCP<text:span text:style-name="T86">)</text:span></text:h>
      <text:p text:style-name="P54">[<text:span text:style-name="T63">j</text:span>eweils ein<text:span text:style-name="T22">e Klasse als</text:span> positives und negatives Beispiel für <text:span text:style-name="T26">OCP</text:span><text:span text:style-name="T21">; <text:s/></text:span><text:span text:style-name="T22">jeweils UML der Klasse </text:span><text:span text:style-name="T23">und Analyse mit Begründung, warum das OCP erfüllt/nicht erfüllt wurde – </text:span><text:span text:style-name="T24">falls erfüllt: warum hier sinnvoll/</text:span><text:span text:style-name="T25">welches Problem gab es</text:span><text:span text:style-name="T24">? Falls nicht erfüllt: wie könnte man es lösen (inkl. UML)?</text:span>]</text:p>
      <text:h text:style-name="P13" text:outline-level="4">Positiv-Beispiel</text:h>
      <text:h text:style-name="P14" text:outline-level="4">Negativ-Beispiel</text:h>
      <text:p text:style-name="P22"/>
      <text:h text:style-name="P7" text:outline-level="3">Analyse <text:span text:style-name="T86">Liskov-Substitution- (LSP), Interface-Segreggation- (ISP), Dependency-Inversion-Principle (</text:span>DIP<text:span text:style-name="T86">)</text:span></text:h>
      <text:p text:style-name="P55">[<text:span text:style-name="T62">j</text:span><text:span text:style-name="T20">eweils ein</text:span><text:span text:style-name="T22">e Klasse als</text:span><text:span text:style-name="T20"> positives und negatives Beispiel für </text:span>entweder LSP oder ISP oder DIP<text:span text:style-name="T21">); <text:s/></text:span>jeweils UML der Klasse und Begründung, warum man hier<text:span text:style-name="T27"> </text:span>das Prinzip erfüllt/nicht erfüllt <text:span text:style-name="T27">wird</text:span>]</text:p>
      <text:p text:style-name="P56">[Anm.: es darf nur ein Prinzip ausgewählt werden; es darf NICHT z.B. ein positives Beispiel für LSP und ein negatives Beispiel für ISP genommen werden]</text:p>
      <text:h text:style-name="P16" text:outline-level="4">Positiv-Beispiel</text:h>
      <text:h text:style-name="P16" text:outline-level="4">Negativ-Beispiel</text:h>
      <text:p text:style-name="P44"/>
      <text:h text:style-name="P6" text:outline-level="1">Kapitel 4: Weitere Prinzipien</text:h>
      <text:h text:style-name="P7" text:outline-level="3">Analyse GRASP: <text:span text:style-name="T32">Geringe </text:span>Kopplung</text:h>
      <text:p text:style-name="P57">[<text:span text:style-name="T43">jeweils </text:span><text:span text:style-name="T32">eine bis jetzt noch nicht behandelte Klasse als positives </text:span><text:span text:style-name="T43">und negatives</text:span><text:span text:style-name="T32"> Beispiel geringer Kopplung; </text:span><text:span text:style-name="T43">jeweils </text:span><text:span text:style-name="T32">UML Diagramm mit zusammenspielenden Klassen, Aufgabenbeschreibung und </text:span><text:soft-page-break/><text:span text:style-name="T32">Begründung für die Umsetzung der geringen Kopplung </text:span><text:span text:style-name="T43">bzw. Beschreibung, wie die Kopplung aufgelöst werden kann</text:span>]</text:p>
      <text:h text:style-name="P17" text:outline-level="4">Positiv-Beispiel</text:h>
      <text:h text:style-name="P15" text:outline-level="4">Negativ-Beispiel</text:h>
      <text:p text:style-name="P23"/>
      <text:h text:style-name="P9" text:outline-level="3">Analyse GRASP: <text:span text:style-name="T33">Hohe </text:span><text:span text:style-name="T7">Kohäsion</text:span></text:h>
      <text:p text:style-name="P58">[<text:span text:style-name="T32">eine Klasse als positives Beispiel </text:span><text:span text:style-name="T33">hoher</text:span><text:span text:style-name="T32"> </text:span><text:span text:style-name="T33">Kohäsion</text:span><text:span text:style-name="T32">; UML Diagramm </text:span><text:span text:style-name="T42">und Begründung, warum die Kohäsion hoch ist</text:span>]</text:p>
      <text:h text:style-name="P10" text:outline-level="3"><text:span text:style-name="T8">D</text:span><text:span text:style-name="T9">on’t </text:span><text:span text:style-name="T8">R</text:span><text:span text:style-name="T9">epeat </text:span><text:span text:style-name="T8">Y</text:span><text:span text:style-name="T9">ourself (DRY)</text:span></text:h>
      <text:p text:style-name="P59">[<text:span text:style-name="T44">ein Commit angeben, bei dem duplizierter Code/duplizierte Logik aufgelöst wurde; Code-</text:span><text:span text:style-name="T69">Beispiele </text:span><text:span text:style-name="T70">(vorher/nachher);</text:span><text:span text:style-name="T71"> </text:span><text:span text:style-name="T73">begründen</text:span><text:span text:style-name="T71"> </text:span><text:span text:style-name="T72">und Auswirkung beschreiben</text:span>]</text:p>
      <text:h text:style-name="P6" text:outline-level="1"/>
      <text:h text:style-name="P6" text:outline-level="1">Kapitel <text:span text:style-name="T45">5</text:span>: <text:span text:style-name="T3">Unit Tests</text:span></text:h>
      <text:h text:style-name="P7" text:outline-level="3">10 Unit Tests</text:h>
      <text:p text:style-name="P60">[<text:span text:style-name="T75">Nennung von 10 Unit-Tests und Beschreibung, was getestet wird</text:span>]</text:p>
      <table:table table:name="Table2" table:style-name="Table2">
        <table:table-column table:style-name="Table2.A"/>
        <table:table-column table:style-name="Table2.B"/>
        <table:table-row table:style-name="TableLine1591049236048">
          <table:table-cell table:style-name="Table2.A1" office:value-type="string">
            <text:p text:style-name="P18">Unit Test</text:p>
          </table:table-cell>
          <table:table-cell table:style-name="Table2.B1" office:value-type="string">
            <text:p text:style-name="P18">Beschreibung</text:p>
          </table:table-cell>
        </table:table-row>
        <table:table-row table:style-name="TableLine1591049238496">
          <table:table-cell table:style-name="Table2.A2" office:value-type="string">
            <text:p text:style-name="P21">Klasse#Methode</text:p>
          </table:table-cell>
          <table:table-cell table:style-name="Table2.B2" office:value-type="string">
            <text:p text:style-name="P19"/>
          </table:table-cell>
        </table:table-row>
        <table:table-row table:style-name="TableLine1591049227888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40128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33872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37408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30608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35232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36592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39856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  <table:table-row table:style-name="TableLine1591049241488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19"/>
          </table:table-cell>
        </table:table-row>
      </table:table>
      <text:p text:style-name="P39"/>
      <text:h text:style-name="P7" text:outline-level="3">ATRIP: <text:span text:style-name="T46">Automatic</text:span></text:h>
      <text:p text:style-name="P61">[<text:span text:style-name="T46">Begründung/Erläuterung, wie ‘Automatic’ realisiert wurde]</text:span></text:p>
      <text:h text:style-name="P7" text:outline-level="3"><text:soft-page-break/>ATRIP: Thorough</text:h>
      <text:p text:style-name="P64">[<text:span text:style-name="T48">jeweils </text:span><text:span text:style-name="T50">1</text:span><text:span text:style-name="T48"> posit</text:span><text:span text:style-name="T86">i</text:span><text:span text:style-name="T48">v</text:span><text:span text:style-name="T86">es</text:span><text:span text:style-name="T48"> und negative</text:span><text:span text:style-name="T86">s</text:span><text:span text:style-name="T48"> Beispiel zu ‘</text:span><text:span text:style-name="T86">Thorough</text:span><text:span text:style-name="T48">’; </text:span><text:span text:style-name="T76">jeweils Code-Beispiel</text:span><text:span text:style-name="T48">, Analyse und Begründung, was professionell/nicht professionell ist</text:span>]</text:p>
      <text:h text:style-name="P7" text:outline-level="3">ATRIP: P<text:span text:style-name="T48">rofessional</text:span></text:h>
      <text:p text:style-name="P63">[<text:span text:style-name="T48">jeweils </text:span><text:span text:style-name="T50">1</text:span><text:span text:style-name="T48"> posit</text:span><text:span text:style-name="T86">i</text:span><text:span text:style-name="T48">v</text:span><text:span text:style-name="T86">es</text:span><text:span text:style-name="T48"> und negative</text:span><text:span text:style-name="T86">s</text:span><text:span text:style-name="T48"> Beispiel zu ‘Professional’; </text:span><text:span text:style-name="T76">jeweils Code-Beispiel</text:span><text:span text:style-name="T48">, Analyse und Begründung, was professionell/nicht professionell ist</text:span>]</text:p>
      <text:h text:style-name="P8" text:outline-level="3">Code Coverage</text:h>
      <text:p text:style-name="P62"><text:span text:style-name="T87">[Code Coverage </text:span><text:span text:style-name="T49">im Projekt </text:span><text:span text:style-name="T87">analysieren und begründen]</text:span></text:p>
      <text:h text:style-name="P7" text:outline-level="3">Fake<text:span text:style-name="T51">s</text:span> und Mocks</text:h>
      <text:p text:style-name="P65">[Analyse und Begründung des Einsatzes von 2 <text:span text:style-name="T52">Fake/Mock-Objekten; zusätzlich jeweils UML Diagramm der Klasse</text:span>]</text:p>
      <text:p text:style-name="P40"/>
      <text:h text:style-name="P6" text:outline-level="1">Kapitel 6: <text:span text:style-name="T53">Domain Driven Design</text:span></text:h>
      <text:h text:style-name="P7" text:outline-level="3">Ubiquitous Language</text:h>
      <text:p text:style-name="P66">[4 Beispiele für die Ubiquitous Language; jeweils Bezeichung, Bedeutung und kurze Begründung, warum es zur Ubiquitous Language gehört]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591049241216">
          <table:table-cell table:style-name="Table1.A1" office:value-type="string">
            <text:p text:style-name="P20">Bezeichung</text:p>
          </table:table-cell>
          <table:table-cell table:style-name="Table1.A1" office:value-type="string">
            <text:p text:style-name="P20">Bedeutung</text:p>
          </table:table-cell>
          <table:table-cell table:style-name="Table1.A1" office:value-type="string">
            <text:p text:style-name="P20">Begründung</text:p>
          </table:table-cell>
        </table:table-row>
        <table:table-row table:style-name="TableLine1591049229248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Line159104923251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Line159104923795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Line1591049242304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41"/>
      <text:h text:style-name="P12" text:outline-level="3">Entities</text:h>
      <text:p text:style-name="P69">[UML, Beschreibung und Begründung des Einsatzes eine<text:span text:style-name="T54">r Entity</text:span>; falls kein<text:span text:style-name="T54">e Entity</text:span> vorhanden: ausführliche Begründung, warum es keines geben kann/<text:span text:style-name="T54">hier nicht sinnvoll ist</text:span>]</text:p>
      <text:h text:style-name="P12" text:outline-level="3">Value Objects</text:h>
      <text:p text:style-name="P69"><text:span text:style-name="T88">[UML, Beschreibung und Begründung des Einsatzes eines </text:span><text:span text:style-name="T89">Value Objects</text:span><text:span text:style-name="T88">; falls kein </text:span><text:span text:style-name="T89">Value Object</text:span><text:span text:style-name="T88"> vorhanden: ausführliche Begründung, warum es keines geben kann/</text:span><text:span text:style-name="T89">hier nicht sinnvoll ist</text:span><text:span text:style-name="T88">]</text:span></text:p>
      <text:h text:style-name="P7" text:outline-level="3">Repositories</text:h>
      <text:p text:style-name="P67">[UML, Beschreibung und Begründung des Einsatzes eines Repositories; falls kein Repository vorhanden: ausführliche Begründung, warum es keines geben kann/<text:span text:style-name="T54">hier nicht sinnvoll ist</text:span>]</text:p>
      <text:h text:style-name="P7" text:outline-level="3"><text:soft-page-break/>Aggregates</text:h>
      <text:p text:style-name="P68">[UML, Beschreibung und Begründung des Einsatzes eines <text:span text:style-name="T54">Aggregates</text:span>; falls kein <text:span text:style-name="T54">Aggregate</text:span> vorhanden: ausführliche Begründung, warum es keines geben kann/<text:span text:style-name="T54">hier nicht sinnvoll ist</text:span>]</text:p>
      <text:p text:style-name="P42"/>
      <text:h text:style-name="P6" text:outline-level="1">Kapitel 7: <text:span text:style-name="T54">Refactoring</text:span></text:h>
      <text:h text:style-name="P7" text:outline-level="3">Code Smells</text:h>
      <text:p text:style-name="P71"><text:span text:style-name="T34">[jeweils </text:span><text:span text:style-name="T35">1 Code-Beispiel zu 2 Code Smells aus der Vorlesung; jeweils Code-</text:span><text:span text:style-name="T40">Beispiel</text:span><text:span text:style-name="T35"> und einen möglichen Lösungsweg </text:span><text:span text:style-name="T36">bzw. den genommen Lösungsweg beschreiben</text:span><text:span text:style-name="T35"> (inkl.</text:span><text:span text:style-name="T55"> </text:span><text:span text:style-name="T35">(Pseudo-)Code)]</text:span></text:p>
      <text:h text:style-name="P11" text:outline-level="3"><text:span text:style-name="T59">2 </text:span><text:span text:style-name="T55">R</text:span>efactorings</text:h>
      <text:p text:style-name="P70">[2 unterschiedliche Refactorings aus der Vorlesung anwenden, begründen, sowie UML vorher/nachher liefern; <text:span text:style-name="T80">jeweils auf die Commits verweisen</text:span>]</text:p>
      <text:p text:style-name="P45"/>
      <text:h text:style-name="P6" text:outline-level="1">Kapitel 8: Entwurfsmuster</text:h>
      <text:p text:style-name="P72"><text:span text:style-name="T34">[2 unterschiedliche Entwurfsmuster aus der Vorlesung (oder nach Absprache auch andere) </text:span><text:span text:style-name="T38">jeweils </text:span><text:span text:style-name="T41">sinnvoll </text:span><text:span text:style-name="T34">einsetzen, begründen </text:span><text:span text:style-name="T39">und UML-</text:span><text:span text:style-name="T38">Diagramm</text:span><text:span text:style-name="T37">]</text:span></text:p>
      <text:h text:style-name="P7" text:outline-level="3">Entwurfsmuster: <text:span text:style-name="T60">[Name]</text:span></text:h>
      <text:h text:style-name="P7" text:outline-level="3">Entwurfsmuster: <text:span text:style-name="T60">[Name]</text:span></text:h>
      <text:p text:style-name="P46"><text:s/>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0:33:49.249286697</meta:creation-date>
    <dc:date>2022-02-15T06:54:08.137000000</dc:date>
    <meta:editing-duration>PT3H7M58S</meta:editing-duration>
    <meta:editing-cycles>140</meta:editing-cycles>
    <meta:generator>LibreOffice/7.2.4.1$Windows_X86_64 LibreOffice_project/27d75539669ac387bb498e35313b970b7fe9c4f9</meta:generator>
    <meta:document-statistic meta:table-count="2" meta:image-count="0" meta:object-count="0" meta:page-count="7" meta:paragraph-count="102" meta:word-count="905" meta:character-count="6830" meta:non-whitespace-character-count="6032"/>
  </office:meta>
</office:document-meta>
</file>